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11.52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7.78mm"/>
    </style:style>
    <style:style style:name="co12" style:family="table-column">
      <style:table-column-properties fo:break-before="auto" style:column-width="10.97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2.88mm"/>
    </style:style>
    <style:style style:name="co15" style:family="table-column">
      <style:table-column-properties fo:break-before="auto" style:column-width="16.97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20.5mm"/>
    </style:style>
    <style:style style:name="co18" style:family="table-column">
      <style:table-column-properties fo:break-before="auto" style:column-width="14.52mm"/>
    </style:style>
    <style:style style:name="co19" style:family="table-column">
      <style:table-column-properties fo:break-before="auto" style:column-width="11.24mm"/>
    </style:style>
    <style:style style:name="co20" style:family="table-column">
      <style:table-column-properties fo:break-before="auto" style:column-width="16.14mm"/>
    </style:style>
    <style:style style:name="co21" style:family="table-column">
      <style:table-column-properties fo:break-before="auto" style:column-width="17.52mm"/>
    </style:style>
    <style:style style:name="co22" style:family="table-column">
      <style:table-column-properties fo:break-before="auto" style:column-width="22.14mm"/>
    </style:style>
    <style:style style:name="co23" style:family="table-column">
      <style:table-column-properties fo:break-before="auto" style:column-width="21.87mm"/>
    </style:style>
    <style:style style:name="co24" style:family="table-column">
      <style:table-column-properties fo:break-before="auto" style:column-width="15.33mm"/>
    </style:style>
    <style:style style:name="co25" style:family="table-column">
      <style:table-column-properties fo:break-before="auto" style:column-width="12.33mm"/>
    </style:style>
    <style:style style:name="co26" style:family="table-column">
      <style:table-column-properties fo:break-before="auto" style:column-width="7.71mm"/>
    </style:style>
    <style:style style:name="co27" style:family="table-column">
      <style:table-column-properties fo:break-before="auto" style:column-width="13.42mm"/>
    </style:style>
    <style:style style:name="co28" style:family="table-column">
      <style:table-column-properties fo:break-before="auto" style:column-width="24.04mm"/>
    </style:style>
    <style:style style:name="co29" style:family="table-column">
      <style:table-column-properties fo:break-before="auto" style:column-width="22.4mm"/>
    </style:style>
    <style:style style:name="co30" style:family="table-column">
      <style:table-column-properties fo:break-before="auto" style:column-width="9.07mm"/>
    </style:style>
    <style:style style:name="co31" style:family="table-column">
      <style:table-column-properties fo:break-before="auto" style:column-width="19.14mm"/>
    </style:style>
    <style:style style:name="co32" style:family="table-column">
      <style:table-column-properties fo:break-before="auto" style:column-width="20.78mm"/>
    </style:style>
    <style:style style:name="co33" style:family="table-column">
      <style:table-column-properties fo:break-before="auto" style:column-width="28.13mm"/>
    </style:style>
    <style:style style:name="co34" style:family="table-column">
      <style:table-column-properties fo:break-before="auto" style:column-width="23.5mm"/>
    </style:style>
    <style:style style:name="co35" style:family="table-column">
      <style:table-column-properties fo:break-before="auto" style:column-width="15.88mm"/>
    </style:style>
    <style:style style:name="co36" style:family="table-column">
      <style:table-column-properties fo:break-before="auto" style:column-width="23.78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-149740844358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4" table:default-cell-style-name="Default"/>
        <table:table-column table:style-name="co24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ELECT * FROM (SELECT ST_Distance(ST_Transform(way, 4326), ST_MakePoint(14.4310467875143, 50.0631591705215)::geography) AS dist_meters, "shop", "bridge", "amenity", "bicycle", "office", "surface", "cutting", "wetland", "waterway", "sport", "horse", "barrier", "service", "area", "man_made", "access", "religion", "wood", "motorcar", "aeroway", "covered", "boundary", "highway", "admin_level", "junction", "power", "toll", "leisure", "denomination", "water", "construction", "foot", "tourism", "population", "building", "natural", "aerialway", "intermittent", "tunnel", "disused", "route", "historic", "place", "public_transport", "embankment", "oneway", "military", "railway", "landuse", "tracktype" FROM planet_osm_line) AS A WHERE A.dist_meters &lt; 50;</text:p>
          </table:table-cell>
          <table:table-cell table:number-columns-repeated="51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dist_meters</text:p>
          </table:table-cell>
          <table:table-cell office:value-type="string" calcext:value-type="string">
            <text:p>osm_id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wetland</text:p>
          </table:table-cell>
          <table:table-cell office:value-type="string" calcext:value-type="string">
            <text:p>waterway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an_mad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otorcar</text:p>
          </table:table-cell>
          <table:table-cell office:value-type="string" calcext:value-type="string">
            <text:p>aeroway</text:p>
          </table:table-cell>
          <table:table-cell office:value-type="string" calcext:value-type="string">
            <text:p>covered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admin_level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denomina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aerialway</text:p>
          </table:table-cell>
          <table:table-cell office:value-type="string" calcext:value-type="string">
            <text:p>intermittent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disuse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ublic_transport</text:p>
          </table:table-cell>
          <table:table-cell office:value-type="string" calcext:value-type="string">
            <text:p>embankment</text:p>
          </table:table-cell>
          <table:table-cell office:value-type="string" calcext:value-type="string">
            <text:p>oneway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tracktype</text:p>
          </table:table-cell>
        </table:table-row>
        <table:table-row table:style-name="ro1">
          <table:table-cell office:value-type="float" office:value="46.74386888" calcext:value-type="float">
            <text:p>46.74386888</text:p>
          </table:table-cell>
          <table:table-cell office:value-type="float" office:value="115927370" calcext:value-type="float">
            <text:p>115927370</text:p>
          </table:table-cell>
          <table:table-cell table:number-columns-repeated="22"/>
          <table:table-cell office:value-type="string" calcext:value-type="string">
            <text:p>primary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6.30167331" calcext:value-type="float">
            <text:p>46.30167331</text:p>
          </table:table-cell>
          <table:table-cell office:value-type="float" office:value="356236238" calcext:value-type="float">
            <text:p>356236238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2.62545568" calcext:value-type="float">
            <text:p>42.62545568</text:p>
          </table:table-cell>
          <table:table-cell office:value-type="float" office:value="28967995" calcext:value-type="float">
            <text:p>28967995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9.82406369" calcext:value-type="float">
            <text:p>49.82406369</text:p>
          </table:table-cell>
          <table:table-cell office:value-type="float" office:value="162054140" calcext:value-type="float">
            <text:p>162054140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8"/>
          <table:table-cell office:value-type="string" calcext:value-type="string">
            <text:p>cycleway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18"/>
        </table:table-row>
        <table:table-row table:style-name="ro1">
          <table:table-cell office:value-type="float" office:value="40.52179022" calcext:value-type="float">
            <text:p>40.52179022</text:p>
          </table:table-cell>
          <table:table-cell office:value-type="float" office:value="356236228" calcext:value-type="float">
            <text:p>356236228</text:p>
          </table:table-cell>
          <table:table-cell table:number-columns-repeated="5"/>
          <table:table-cell office:value-type="string" calcext:value-type="string">
            <text:p>paved</text:p>
          </table:table-cell>
          <table:table-cell table:number-columns-repeated="16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0.42898878" calcext:value-type="float">
            <text:p>40.42898878</text:p>
          </table:table-cell>
          <table:table-cell office:value-type="float" office:value="356236245" calcext:value-type="float">
            <text:p>356236245</text:p>
          </table:table-cell>
          <table:table-cell table:number-columns-repeated="5"/>
          <table:table-cell office:value-type="string" calcext:value-type="string">
            <text:p>stone</text:p>
          </table:table-cell>
          <table:table-cell table:number-columns-repeated="16"/>
          <table:table-cell office:value-type="string" calcext:value-type="string">
            <text:p>footway</text:p>
          </table:table-cell>
          <table:table-cell table:number-columns-repeated="20"/>
          <table:table-cell office:value-type="string" calcext:value-type="string">
            <text:p>platform</text:p>
          </table:table-cell>
          <table:table-cell table:number-columns-repeated="3"/>
          <table:table-cell office:value-type="string" calcext:value-type="string">
            <text:p>platform</text:p>
          </table:table-cell>
          <table:table-cell table:number-columns-repeated="2"/>
        </table:table-row>
        <table:table-row table:style-name="ro1">
          <table:table-cell office:value-type="float" office:value="45.06450462" calcext:value-type="float">
            <text:p>45.06450462</text:p>
          </table:table-cell>
          <table:table-cell office:value-type="float" office:value="356236227" calcext:value-type="float">
            <text:p>356236227</text:p>
          </table:table-cell>
          <table:table-cell table:number-columns-repeated="5"/>
          <table:table-cell office:value-type="string" calcext:value-type="string">
            <text:p>paved</text:p>
          </table:table-cell>
          <table:table-cell table:number-columns-repeated="16"/>
          <table:table-cell office:value-type="string" calcext:value-type="string">
            <text:p>steps</text:p>
          </table:table-cell>
          <table:table-cell table:number-columns-repeated="27"/>
        </table:table-row>
        <table:table-row table:style-name="ro1">
          <table:table-cell office:value-type="float" office:value="35.22420509" calcext:value-type="float">
            <text:p>35.22420509</text:p>
          </table:table-cell>
          <table:table-cell office:value-type="float" office:value="356236231" calcext:value-type="float">
            <text:p>356236231</text:p>
          </table:table-cell>
          <table:table-cell table:number-columns-repeated="5"/>
          <table:table-cell office:value-type="string" calcext:value-type="string">
            <text:p>paved</text:p>
          </table:table-cell>
          <table:table-cell table:number-columns-repeated="16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1.42464729" calcext:value-type="float">
            <text:p>41.42464729</text:p>
          </table:table-cell>
          <table:table-cell office:value-type="float" office:value="4052754" calcext:value-type="float">
            <text:p>4052754</text:p>
          </table:table-cell>
          <table:table-cell table:number-columns-repeated="22"/>
          <table:table-cell office:value-type="string" calcext:value-type="string">
            <text:p>primary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1.42464729" calcext:value-type="float">
            <text:p>41.42464729</text:p>
          </table:table-cell>
          <table:table-cell office:value-type="float" office:value="8103255" calcext:value-type="float">
            <text:p>8103255</text:p>
          </table:table-cell>
          <table:table-cell table:number-columns-repeated="22"/>
          <table:table-cell office:value-type="string" calcext:value-type="string">
            <text:p>primary_link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5.30118577" calcext:value-type="float">
            <text:p>45.30118577</text:p>
          </table:table-cell>
          <table:table-cell office:value-type="float" office:value="8662683" calcext:value-type="float">
            <text:p>8662683</text:p>
          </table:table-cell>
          <table:table-cell table:number-columns-repeated="22"/>
          <table:table-cell office:value-type="string" calcext:value-type="string">
            <text:p>service</text:p>
          </table:table-cell>
          <table:table-cell table:number-columns-repeated="27"/>
        </table:table-row>
        <table:table-row table:style-name="ro1">
          <table:table-cell office:value-type="float" office:value="37.73431911" calcext:value-type="float">
            <text:p>37.73431911</text:p>
          </table:table-cell>
          <table:table-cell office:value-type="float" office:value="14435388" calcext:value-type="float">
            <text:p>14435388</text:p>
          </table:table-cell>
          <table:table-cell table:number-columns-repeated="38"/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subway</text:p>
          </table:table-cell>
          <table:table-cell table:number-columns-repeated="2"/>
        </table:table-row>
        <table:table-row table:style-name="ro1">
          <table:table-cell office:value-type="float" office:value="36.73172252" calcext:value-type="float">
            <text:p>36.73172252</text:p>
          </table:table-cell>
          <table:table-cell office:value-type="float" office:value="121249692" calcext:value-type="float">
            <text:p>121249692</text:p>
          </table:table-cell>
          <table:table-cell table:number-columns-repeated="22"/>
          <table:table-cell office:value-type="string" calcext:value-type="string">
            <text:p>primary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4.89757208" calcext:value-type="float">
            <text:p>24.89757208</text:p>
          </table:table-cell>
          <table:table-cell office:value-type="float" office:value="8662691" calcext:value-type="float">
            <text:p>8662691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sphalt</text:p>
          </table:table-cell>
          <table:table-cell table:number-columns-repeated="16"/>
          <table:table-cell office:value-type="string" calcext:value-type="string">
            <text:p>cycleway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18"/>
        </table:table-row>
        <table:table-row table:style-name="ro1">
          <table:table-cell office:value-type="float" office:value="23.78722403" calcext:value-type="float">
            <text:p>23.78722403</text:p>
          </table:table-cell>
          <table:table-cell office:value-type="float" office:value="115927367" calcext:value-type="float">
            <text:p>115927367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sphalt</text:p>
          </table:table-cell>
          <table:table-cell table:number-columns-repeated="16"/>
          <table:table-cell office:value-type="string" calcext:value-type="string">
            <text:p>cycleway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18"/>
        </table:table-row>
        <table:table-row table:style-name="ro1">
          <table:table-cell office:value-type="float" office:value="31.88906421" calcext:value-type="float">
            <text:p>31.88906421</text:p>
          </table:table-cell>
          <table:table-cell office:value-type="float" office:value="39612784" calcext:value-type="float">
            <text:p>39612784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23.43196502" calcext:value-type="float">
            <text:p>23.43196502</text:p>
          </table:table-cell>
          <table:table-cell office:value-type="float" office:value="356236242" calcext:value-type="float">
            <text:p>356236242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26.06018896" calcext:value-type="float">
            <text:p>26.06018896</text:p>
          </table:table-cell>
          <table:table-cell office:value-type="float" office:value="162054138" calcext:value-type="float">
            <text:p>162054138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sphalt</text:p>
          </table:table-cell>
          <table:table-cell table:number-columns-repeated="16"/>
          <table:table-cell office:value-type="string" calcext:value-type="string">
            <text:p>cycleway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18"/>
        </table:table-row>
        <table:table-row table:style-name="ro1">
          <table:table-cell office:value-type="float" office:value="16.96037365" calcext:value-type="float">
            <text:p>16.96037365</text:p>
          </table:table-cell>
          <table:table-cell office:value-type="float" office:value="28967999" calcext:value-type="float">
            <text:p>28967999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18.71321899" calcext:value-type="float">
            <text:p>18.71321899</text:p>
          </table:table-cell>
          <table:table-cell office:value-type="float" office:value="28968000" calcext:value-type="float">
            <text:p>28968000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30.70247892" calcext:value-type="float">
            <text:p>30.70247892</text:p>
          </table:table-cell>
          <table:table-cell office:value-type="float" office:value="356236225" calcext:value-type="float">
            <text:p>356236225</text:p>
          </table:table-cell>
          <table:table-cell table:number-columns-repeated="5"/>
          <table:table-cell office:value-type="string" calcext:value-type="string">
            <text:p>paved</text:p>
          </table:table-cell>
          <table:table-cell table:number-columns-repeated="16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34.27532818" calcext:value-type="float">
            <text:p>34.27532818</text:p>
          </table:table-cell>
          <table:table-cell office:value-type="float" office:value="356236247" calcext:value-type="float">
            <text:p>356236247</text:p>
          </table:table-cell>
          <table:table-cell table:number-columns-repeated="5"/>
          <table:table-cell office:value-type="string" calcext:value-type="string">
            <text:p>stone</text:p>
          </table:table-cell>
          <table:table-cell table:number-columns-repeated="16"/>
          <table:table-cell office:value-type="string" calcext:value-type="string">
            <text:p>footway</text:p>
          </table:table-cell>
          <table:table-cell table:number-columns-repeated="20"/>
          <table:table-cell office:value-type="string" calcext:value-type="string">
            <text:p>platform</text:p>
          </table:table-cell>
          <table:table-cell table:number-columns-repeated="3"/>
          <table:table-cell office:value-type="string" calcext:value-type="string">
            <text:p>platform</text:p>
          </table:table-cell>
          <table:table-cell table:number-columns-repeated="2"/>
        </table:table-row>
        <table:table-row table:style-name="ro1">
          <table:table-cell office:value-type="float" office:value="30.70247892" calcext:value-type="float">
            <text:p>30.70247892</text:p>
          </table:table-cell>
          <table:table-cell office:value-type="float" office:value="356236233" calcext:value-type="float">
            <text:p>356236233</text:p>
          </table:table-cell>
          <table:table-cell table:number-columns-repeated="5"/>
          <table:table-cell office:value-type="string" calcext:value-type="string">
            <text:p>paved</text:p>
          </table:table-cell>
          <table:table-cell table:number-columns-repeated="16"/>
          <table:table-cell office:value-type="string" calcext:value-type="string">
            <text:p>steps</text:p>
          </table:table-cell>
          <table:table-cell table:number-columns-repeated="27"/>
        </table:table-row>
        <table:table-row table:style-name="ro1">
          <table:table-cell office:value-type="float" office:value="21.08904607" calcext:value-type="float">
            <text:p>21.08904607</text:p>
          </table:table-cell>
          <table:table-cell office:value-type="float" office:value="28968001" calcext:value-type="float">
            <text:p>28968001</text:p>
          </table:table-cell>
          <table:table-cell table:number-columns-repeated="22"/>
          <table:table-cell office:value-type="string" calcext:value-type="string">
            <text:p>steps</text:p>
          </table:table-cell>
          <table:table-cell table:number-columns-repeated="27"/>
        </table:table-row>
        <table:table-row table:style-name="ro1">
          <table:table-cell office:value-type="float" office:value="14.47193199" calcext:value-type="float">
            <text:p>14.47193199</text:p>
          </table:table-cell>
          <table:table-cell office:value-type="float" office:value="8662706" calcext:value-type="float">
            <text:p>8662706</text:p>
          </table:table-cell>
          <table:table-cell table:number-columns-repeated="22"/>
          <table:table-cell office:value-type="string" calcext:value-type="string">
            <text:p>steps</text:p>
          </table:table-cell>
          <table:table-cell table:number-columns-repeated="27"/>
        </table:table-row>
        <table:table-row table:style-name="ro1">
          <table:table-cell office:value-type="float" office:value="7.45811345" calcext:value-type="float">
            <text:p>7.45811345</text:p>
          </table:table-cell>
          <table:table-cell office:value-type="float" office:value="260847416" calcext:value-type="float">
            <text:p>260847416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7.30359536" calcext:value-type="float">
            <text:p>7.30359536</text:p>
          </table:table-cell>
          <table:table-cell office:value-type="float" office:value="118243398" calcext:value-type="float">
            <text:p>118243398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7.81177198" calcext:value-type="float">
            <text:p>7.81177198</text:p>
          </table:table-cell>
          <table:table-cell office:value-type="float" office:value="28968003" calcext:value-type="float">
            <text:p>28968003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2.62099175" calcext:value-type="float">
            <text:p>42.62099175</text:p>
          </table:table-cell>
          <table:table-cell office:value-type="float" office:value="356237115" calcext:value-type="float">
            <text:p>356237115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2.18600164" calcext:value-type="float">
            <text:p>42.18600164</text:p>
          </table:table-cell>
          <table:table-cell office:value-type="float" office:value="8662692" calcext:value-type="float">
            <text:p>8662692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34.83530032" calcext:value-type="float">
            <text:p>34.83530032</text:p>
          </table:table-cell>
          <table:table-cell office:value-type="float" office:value="39612785" calcext:value-type="float">
            <text:p>39612785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32.90138137" calcext:value-type="float">
            <text:p>32.90138137</text:p>
          </table:table-cell>
          <table:table-cell office:value-type="float" office:value="8662727" calcext:value-type="float">
            <text:p>8662727</text:p>
          </table:table-cell>
          <table:table-cell table:number-columns-repeated="22"/>
          <table:table-cell office:value-type="string" calcext:value-type="string">
            <text:p>service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7.20043467" calcext:value-type="float">
            <text:p>37.20043467</text:p>
          </table:table-cell>
          <table:table-cell office:value-type="float" office:value="356236229" calcext:value-type="float">
            <text:p>356236229</text:p>
          </table:table-cell>
          <table:table-cell table:number-columns-repeated="22"/>
          <table:table-cell office:value-type="string" calcext:value-type="string">
            <text:p>service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5.55359562" calcext:value-type="float">
            <text:p>45.55359562</text:p>
          </table:table-cell>
          <table:table-cell office:value-type="float" office:value="356236226" calcext:value-type="float">
            <text:p>356236226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16.0308178" calcext:value-type="float">
            <text:p>16.0308178</text:p>
          </table:table-cell>
          <table:table-cell office:value-type="float" office:value="356236230" calcext:value-type="float">
            <text:p>356236230</text:p>
          </table:table-cell>
          <table:table-cell table:number-columns-repeated="22"/>
          <table:table-cell office:value-type="string" calcext:value-type="string">
            <text:p>steps</text:p>
          </table:table-cell>
          <table:table-cell table:number-columns-repeated="27"/>
        </table:table-row>
        <table:table-row table:style-name="ro1">
          <table:table-cell office:value-type="float" office:value="14.00430713" calcext:value-type="float">
            <text:p>14.00430713</text:p>
          </table:table-cell>
          <table:table-cell office:value-type="float" office:value="356236241" calcext:value-type="float">
            <text:p>356236241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21.03377409" calcext:value-type="float">
            <text:p>21.03377409</text:p>
          </table:table-cell>
          <table:table-cell office:value-type="float" office:value="8662726" calcext:value-type="float">
            <text:p>8662726</text:p>
          </table:table-cell>
          <table:table-cell table:number-columns-repeated="12"/>
          <table:table-cell office:value-type="string" calcext:value-type="string">
            <text:p>driveway</text:p>
          </table:table-cell>
          <table:table-cell table:number-columns-repeated="9"/>
          <table:table-cell office:value-type="string" calcext:value-type="string">
            <text:p>service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13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0.6351792" calcext:value-type="float">
            <text:p>10.6351792</text:p>
          </table:table-cell>
          <table:table-cell office:value-type="float" office:value="260847415" calcext:value-type="float">
            <text:p>260847415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24.23472301" calcext:value-type="float">
            <text:p>24.23472301</text:p>
          </table:table-cell>
          <table:table-cell office:value-type="float" office:value="-4661642" calcext:value-type="float">
            <text:p>-4661642</text:p>
          </table:table-cell>
          <table:table-cell table:number-columns-repeated="48"/>
          <table:table-cell office:value-type="string" calcext:value-type="string">
            <text:p>village_green</text:p>
          </table:table-cell>
          <table:table-cell/>
        </table:table-row>
        <table:table-row table:style-name="ro1">
          <table:table-cell office:value-type="float" office:value="15.82921455" calcext:value-type="float">
            <text:p>15.82921455</text:p>
          </table:table-cell>
          <table:table-cell office:value-type="float" office:value="28968002" calcext:value-type="float">
            <text:p>28968002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22.09181358" calcext:value-type="float">
            <text:p>22.09181358</text:p>
          </table:table-cell>
          <table:table-cell office:value-type="float" office:value="201553163" calcext:value-type="float">
            <text:p>201553163</text:p>
          </table:table-cell>
          <table:table-cell table:number-columns-repeated="22"/>
          <table:table-cell office:value-type="string" calcext:value-type="string">
            <text:p>steps</text:p>
          </table:table-cell>
          <table:table-cell table:number-columns-repeated="27"/>
        </table:table-row>
        <table:table-row table:style-name="ro1">
          <table:table-cell office:value-type="float" office:value="22.17666895" calcext:value-type="float">
            <text:p>22.17666895</text:p>
          </table:table-cell>
          <table:table-cell office:value-type="float" office:value="8662711" calcext:value-type="float">
            <text:p>8662711</text:p>
          </table:table-cell>
          <table:table-cell table:number-columns-repeated="5"/>
          <table:table-cell office:value-type="string" calcext:value-type="string">
            <text:p>asphalt</text:p>
          </table:table-cell>
          <table:table-cell table:number-columns-repeated="16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39.14331743" calcext:value-type="float">
            <text:p>39.14331743</text:p>
          </table:table-cell>
          <table:table-cell office:value-type="float" office:value="8662701" calcext:value-type="float">
            <text:p>8662701</text:p>
          </table:table-cell>
          <table:table-cell table:number-columns-repeated="22"/>
          <table:table-cell office:value-type="string" calcext:value-type="string">
            <text:p>footway</text:p>
          </table:table-cell>
          <table:table-cell table:number-columns-repeated="27"/>
        </table:table-row>
        <table:table-row table:style-name="ro1">
          <table:table-cell office:value-type="float" office:value="49.82406369" calcext:value-type="float">
            <text:p>49.82406369</text:p>
          </table:table-cell>
          <table:table-cell office:value-type="float" office:value="-1735349" calcext:value-type="float">
            <text:p>-1735349</text:p>
          </table:table-cell>
          <table:table-cell table:number-columns-repeated="40"/>
          <table:table-cell office:value-type="string" calcext:value-type="string">
            <text:p>bicycle</text:p>
          </table:table-cell>
          <table:table-cell table:number-columns-repeated="9"/>
        </table:table-row>
        <table:table-row table:style-name="ro1">
          <table:table-cell office:value-type="float" office:value="43.04693356" calcext:value-type="float">
            <text:p>43.04693356</text:p>
          </table:table-cell>
          <table:table-cell office:value-type="float" office:value="4083705" calcext:value-type="float">
            <text:p>4083705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  <table:table-cell office:value-type="string" calcext:value-type="string">
            <text:p>primary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1.94452323" calcext:value-type="float">
            <text:p>31.94452323</text:p>
          </table:table-cell>
          <table:table-cell office:value-type="float" office:value="115927375" calcext:value-type="float">
            <text:p>115927375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  <table:table-cell office:value-type="string" calcext:value-type="string">
            <text:p>primary</text:p>
          </table:table-cell>
          <table:table-cell table:number-columns-repeated="2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6.33222467" calcext:value-type="float">
            <text:p>46.33222467</text:p>
          </table:table-cell>
          <table:table-cell office:value-type="float" office:value="14435390" calcext:value-type="float">
            <text:p>14435390</text:p>
          </table:table-cell>
          <table:table-cell/>
          <table:table-cell office:value-type="string" calcext:value-type="string">
            <text:p>yes</text:p>
          </table:table-cell>
          <table:table-cell table:number-columns-repeated="45"/>
          <table:table-cell office:value-type="string" calcext:value-type="string">
            <text:p>subway</text:p>
          </table:table-cell>
          <table:table-cell table:number-columns-repeated="2"/>
        </table:table-row>
        <table:table-row table:style-name="ro1">
          <table:table-cell office:value-type="float" office:value="23.78722403" calcext:value-type="float">
            <text:p>23.78722403</text:p>
          </table:table-cell>
          <table:table-cell office:value-type="float" office:value="-1734146" calcext:value-type="float">
            <text:p>-1734146</text:p>
          </table:table-cell>
          <table:table-cell table:number-columns-repeated="40"/>
          <table:table-cell office:value-type="string" calcext:value-type="string">
            <text:p>bicycle</text:p>
          </table:table-cell>
          <table:table-cell table:number-columns-repeated="9"/>
        </table:table-row>
        <table:table-row table:style-name="ro1">
          <table:table-cell office:value-type="float" office:value="27.51379145" calcext:value-type="float">
            <text:p>27.51379145</text:p>
          </table:table-cell>
          <table:table-cell office:value-type="float" office:value="118243395" calcext:value-type="float">
            <text:p>118243395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sphalt</text:p>
          </table:table-cell>
          <table:table-cell table:number-columns-repeated="16"/>
          <table:table-cell office:value-type="string" calcext:value-type="string">
            <text:p>cycleway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18"/>
        </table:table-row>
        <table:table-row table:style-name="ro1">
          <table:table-cell office:value-type="float" office:value="37.73431911" calcext:value-type="float">
            <text:p>37.73431911</text:p>
          </table:table-cell>
          <table:table-cell office:value-type="float" office:value="-58898" calcext:value-type="float">
            <text:p>-58898</text:p>
          </table:table-cell>
          <table:table-cell table:number-columns-repeated="40"/>
          <table:table-cell office:value-type="string" calcext:value-type="string">
            <text:p>subway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1:51:53.552168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11:54:08.998247995</dc:date>
    <meta:editing-duration>PT2M46S</meta:editing-duration>
    <meta:editing-cycles>2</meta:editing-cycles>
    <meta:generator>LibreOffice/5.1.6.2$Linux_X86_64 LibreOffice_project/10m0$Build-2</meta:generator>
    <meta:document-statistic meta:table-count="1" meta:cell-count="250" meta:object-count="0"/>
  </office:meta>
</office:document-meta>
</file>